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fo:font-size="20pt" fo:font-weight="bold" officeooo:rsid="00116223" officeooo:paragraph-rsid="0011622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116223" officeooo:paragraph-rsid="0011622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6300" officeooo:paragraph-rsid="0012630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8a3f" officeooo:paragraph-rsid="00138a3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3f8c" officeooo:paragraph-rsid="00153f8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6570f" officeooo:paragraph-rsid="0016570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d4c2" officeooo:paragraph-rsid="0017d4c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b1d8e" officeooo:paragraph-rsid="001b1d8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9200" officeooo:paragraph-rsid="001b920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268b" officeooo:paragraph-rsid="001d268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74b5" officeooo:paragraph-rsid="001d74b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dd5e4" officeooo:paragraph-rsid="001dd5e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f604b" officeooo:paragraph-rsid="001f604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f5d9" officeooo:paragraph-rsid="0020f5d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049d" officeooo:paragraph-rsid="0022049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3c3a4" officeooo:paragraph-rsid="0023c3a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47fce" officeooo:paragraph-rsid="00247fc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748ef" officeooo:paragraph-rsid="002748e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b3131" officeooo:paragraph-rsid="002b313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ce1ff" officeooo:paragraph-rsid="002ce1f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ed5ea" officeooo:paragraph-rsid="002ed5e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f95cc" officeooo:paragraph-rsid="002f95c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004f8" officeooo:paragraph-rsid="003004f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13856" officeooo:paragraph-rsid="00313856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220a2" officeooo:paragraph-rsid="003220a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231a8" officeooo:paragraph-rsid="003231a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2a721" officeooo:paragraph-rsid="0032a72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40354" officeooo:paragraph-rsid="0034035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57916" officeooo:paragraph-rsid="00357916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58385" officeooo:paragraph-rsid="0035838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6f378" officeooo:paragraph-rsid="0036f37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7b6c9" officeooo:paragraph-rsid="0037b6c9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88784" officeooo:paragraph-rsid="00388784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8eb03" officeooo:paragraph-rsid="0038eb03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8eb03" officeooo:paragraph-rsid="0045a7b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a2b82" officeooo:paragraph-rsid="003a2b8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3c4a89" officeooo:paragraph-rsid="003c4a8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3d116e" officeooo:paragraph-rsid="003d116e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3e7eb3" officeooo:paragraph-rsid="003e7eb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effe8" officeooo:paragraph-rsid="003effe8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effe8" officeooo:paragraph-rsid="00442510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442510" officeooo:paragraph-rsid="00442510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45a416" officeooo:paragraph-rsid="0045a416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45a7b5" officeooo:paragraph-rsid="0045a7b5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46226b" officeooo:paragraph-rsid="0046226b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49a2d6" officeooo:paragraph-rsid="0049a2d6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4c5c31" officeooo:paragraph-rsid="004c5c31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4fbe3f" officeooo:paragraph-rsid="004fbe3f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56c49f" officeooo:paragraph-rsid="0056c49f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5941f6" officeooo:paragraph-rsid="005941f6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4d2066" officeooo:paragraph-rsid="004d2066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5aa1ba" officeooo:paragraph-rsid="005aa1ba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5aafe6" officeooo:paragraph-rsid="005aafe6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5c4600" officeooo:paragraph-rsid="005c4600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5dc152" officeooo:paragraph-rsid="005dc152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619c49" officeooo:paragraph-rsid="00619c49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33f93" officeooo:paragraph-rsid="00633f93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45fea" officeooo:paragraph-rsid="00645fea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4d165" officeooo:paragraph-rsid="0064d165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68dfa" officeooo:paragraph-rsid="00668dfa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81dfc" officeooo:paragraph-rsid="00681dfc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82d60" officeooo:paragraph-rsid="00682d60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9c69d" officeooo:paragraph-rsid="0069c69d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bold" officeooo:rsid="00126300" officeooo:paragraph-rsid="00126300" style:font-size-asian="10.5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138a3f" officeooo:paragraph-rsid="00138a3f" style:font-size-asian="10.5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3effe8" officeooo:paragraph-rsid="003effe8" style:font-size-asian="10.5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4d2066" officeooo:paragraph-rsid="00442510" style:font-size-asian="10.5pt" style:font-weight-asian="bold" style:font-size-complex="12pt" style:font-weight-complex="bold"/>
    </style:style>
    <style:style style:name="P68" style:family="paragraph" style:parent-style-name="Standard">
      <style:text-properties fo:font-size="12pt" fo:font-style="normal" fo:font-weight="normal" officeooo:rsid="0046226b" officeooo:paragraph-rsid="0046226b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4d2066" officeooo:paragraph-rsid="004d206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52e3ee" officeooo:paragraph-rsid="0052e3ee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52e3ee" officeooo:paragraph-rsid="0054fc6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53e753" officeooo:paragraph-rsid="0053e75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53e753" officeooo:paragraph-rsid="0054fc6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normal" officeooo:rsid="005aa1ba" officeooo:paragraph-rsid="005aa1b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fo:font-weight="normal" officeooo:rsid="005c4600" officeooo:paragraph-rsid="005c460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fo:font-weight="normal" officeooo:rsid="005e619a" officeooo:paragraph-rsid="005e619a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size="12pt" fo:font-style="normal" fo:font-weight="normal" officeooo:rsid="005e619a" officeooo:paragraph-rsid="005fc175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size="12pt" fo:font-style="normal" fo:font-weight="normal" officeooo:rsid="005fc175" officeooo:paragraph-rsid="005fc175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size="12pt" fo:font-style="normal" fo:font-weight="normal" officeooo:rsid="006057cd" officeooo:paragraph-rsid="006057cd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size="12pt" fo:font-style="normal" fo:font-weight="bold" officeooo:rsid="004fbe3f" officeooo:paragraph-rsid="004fbe3f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size="12pt" fo:font-style="normal" fo:font-weight="bold" officeooo:rsid="004d2066" officeooo:paragraph-rsid="004d2066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size="12pt" fo:font-style="normal" fo:font-weight="bold" officeooo:rsid="005e619a" officeooo:paragraph-rsid="005e619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size="15pt" fo:font-weight="bold" officeooo:rsid="00116223" officeooo:paragraph-rsid="00116223" style:font-size-asian="15pt" style:font-weight-asian="bold" style:font-size-complex="15pt" style:font-weight-complex="bold"/>
    </style:style>
    <style:style style:name="P84" style:family="paragraph" style:parent-style-name="Standard">
      <style:text-properties fo:font-size="15pt" fo:font-weight="bold" officeooo:rsid="00442510" officeooo:paragraph-rsid="003effe8" style:font-size-asian="13.1000003814697pt" style:font-weight-asian="bold" style:font-size-complex="15pt" style:font-weight-complex="bold"/>
    </style:style>
    <style:style style:name="P85" style:family="paragraph" style:parent-style-name="Standard">
      <style:text-properties fo:font-size="15pt" fo:font-weight="bold" officeooo:rsid="0049a2d6" officeooo:paragraph-rsid="0049a2d6" style:font-size-asian="13.1000003814697pt" style:font-weight-asian="bold" style:font-size-complex="15pt" style:font-weight-complex="bold"/>
    </style:style>
    <style:style style:name="P86" style:family="paragraph" style:parent-style-name="Standard">
      <style:text-properties fo:font-size="14pt" fo:font-weight="bold" officeooo:rsid="004c5c31" officeooo:paragraph-rsid="004c5c31" style:font-size-asian="14pt" style:font-weight-asian="bold" style:font-size-complex="14pt" style:font-weight-complex="bold"/>
    </style:style>
    <style:style style:name="P87" style:family="paragraph" style:parent-style-name="Standard">
      <style:text-properties style:font-name="apple-system" fo:font-size="10.5pt" fo:font-style="normal" fo:font-weight="normal" officeooo:rsid="005fc175" officeooo:paragraph-rsid="005fc175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paragraph-properties style:writing-mode="lr-tb"/>
      <style:text-properties style:font-name="apple-system" fo:font-size="10.5pt"/>
    </style:style>
    <style:style style:name="P89" style:family="paragraph" style:parent-style-name="Standard">
      <style:text-properties fo:font-size="12pt" fo:font-style="italic" fo:font-weight="normal" officeooo:rsid="00681dfc" officeooo:paragraph-rsid="00681dfc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d268b"/>
    </style:style>
    <style:style style:name="T2" style:family="text">
      <style:text-properties officeooo:rsid="001f604b"/>
    </style:style>
    <style:style style:name="T3" style:family="text">
      <style:text-properties officeooo:rsid="002630ee"/>
    </style:style>
    <style:style style:name="T4" style:family="text">
      <style:text-properties officeooo:rsid="002748ef"/>
    </style:style>
    <style:style style:name="T5" style:family="text">
      <style:text-properties officeooo:rsid="00276123"/>
    </style:style>
    <style:style style:name="T6" style:family="text">
      <style:text-properties officeooo:rsid="002785d6"/>
    </style:style>
    <style:style style:name="T7" style:family="text">
      <style:text-properties officeooo:rsid="002f95cc"/>
    </style:style>
    <style:style style:name="T8" style:family="text">
      <style:text-properties officeooo:rsid="003231a8"/>
    </style:style>
    <style:style style:name="T9" style:family="text">
      <style:text-properties officeooo:rsid="00357916"/>
    </style:style>
    <style:style style:name="T10" style:family="text">
      <style:text-properties officeooo:rsid="00365c5a"/>
    </style:style>
    <style:style style:name="T11" style:family="text">
      <style:text-properties officeooo:rsid="003a2b82"/>
    </style:style>
    <style:style style:name="T12" style:family="text">
      <style:text-properties officeooo:rsid="003a9e82"/>
    </style:style>
    <style:style style:name="T13" style:family="text">
      <style:text-properties officeooo:rsid="003c4a89"/>
    </style:style>
    <style:style style:name="T14" style:family="text">
      <style:text-properties officeooo:rsid="003d116e"/>
    </style:style>
    <style:style style:name="T15" style:family="text">
      <style:text-properties officeooo:rsid="003effe8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effe8" style:font-size-asian="15pt" style:font-weight-asian="bold" style:font-size-complex="15pt" style:font-weight-complex="bold"/>
    </style:style>
    <style:style style:name="T18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9" style:family="text">
      <style:text-properties fo:font-size="15pt" fo:font-weight="bold" officeooo:rsid="00442510" style:font-size-asian="13.1000003814697pt" style:font-weight-asian="bold" style:font-size-complex="15pt" style:font-weight-complex="bold"/>
    </style:style>
    <style:style style:name="T20" style:family="text">
      <style:text-properties officeooo:rsid="0040bd7d"/>
    </style:style>
    <style:style style:name="T21" style:family="text">
      <style:text-properties officeooo:rsid="00442510"/>
    </style:style>
    <style:style style:name="T22" style:family="text">
      <style:text-properties officeooo:rsid="0045a7b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d2066" style:font-weight-asian="bold" style:font-weight-complex="bold"/>
    </style:style>
    <style:style style:name="T27" style:family="text">
      <style:text-properties fo:font-weight="bold" officeooo:rsid="005941f6" style:font-weight-asian="bold" style:font-weight-complex="bold"/>
    </style:style>
    <style:style style:name="T28" style:family="text">
      <style:text-properties fo:font-weight="bold" officeooo:rsid="00645fea" style:font-weight-asian="bold" style:font-weight-complex="bold"/>
    </style:style>
    <style:style style:name="T29" style:family="text">
      <style:text-properties officeooo:rsid="00577d7a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officeooo:rsid="00577d7a"/>
    </style:style>
    <style:style style:name="T32" style:family="text">
      <style:text-properties officeooo:rsid="005aa1ba"/>
    </style:style>
    <style:style style:name="T33" style:family="text">
      <style:text-properties officeooo:rsid="005aafe6"/>
    </style:style>
    <style:style style:name="T34" style:family="text">
      <style:text-properties officeooo:rsid="005c4600"/>
    </style:style>
    <style:style style:name="T35" style:family="text">
      <style:text-properties officeooo:rsid="005dc152"/>
    </style:style>
    <style:style style:name="T36" style:family="text">
      <style:text-properties officeooo:rsid="00633f93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officeooo:rsid="0064d165"/>
    </style:style>
    <style:style style:name="T39" style:family="text">
      <style:text-properties officeooo:rsid="00681dfc"/>
    </style:style>
    <style:style style:name="T40" style:family="text">
      <style:text-properties officeooo:rsid="006bc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<text:s/>BASH</text:p>
      <text:p text:style-name="P1"/>
      <text:p text:style-name="P83">змінні</text:p>
      <text:p text:style-name="P2"/>
      <text:p text:style-name="P2">VALUE=25 <text:s text:c="2"/>створення <text:span text:style-name="T4">локальної </text:span>змінної <text:s/></text:p>
      <text:p text:style-name="P2"><text:s text:c="2"/></text:p>
      <text:p text:style-name="P2">TEST=”hello world ” <text:s text:c="2"/>TEST=”hello world &amp;VELUE” <text:s/>-створити текстової <text:span text:style-name="T4">локальної </text:span>змінної</text:p>
      <text:p text:style-name="P2"/>
      <text:p text:style-name="P2">echo &amp;VALUE <text:s text:c="2"/>printenv VALUE <text:s/>звернення до змінної(вивести змінну)</text:p>
      <text:p text:style-name="P2"/>
      <text:p text:style-name="P2">export VALUE=25 <text:s text:c="2"/>створення глобальної змінної</text:p>
      <text:p text:style-name="P2"/>
      <text:p text:style-name="P2">printenv <text:s/>переглянути змінні</text:p>
      <text:p text:style-name="P2"/>
      <text:p text:style-name="P2">.<text:span text:style-name="T5">bashrc <text:s text:c="2"/>(run comand</text:span><text:span text:style-name="T6">s</text:span><text:span text:style-name="T5">) <text:s text:c="4"/></text:span></text:p>
      <text:p text:style-name="P2"/>
      <text:p text:style-name="P64">Читання файлу</text:p>
      <text:p text:style-name="P64"/>
      <text:p text:style-name="P3">cat test.txt вивести на консоль все що знаходиться в файлі</text:p>
      <text:p text:style-name="P3">cat -b test.txt вивести з н<text:span text:style-name="T5">у</text:span>мерацією </text:p>
      <text:p text:style-name="P3"/>
      <text:p text:style-name="P3"><text:s/>nl test.txt <text:s text:c="2"/>вивести що знаходиться в файлі з нумерацією рідків</text:p>
      <text:p text:style-name="P3"/>
      <text:p text:style-name="P3">head test.txt <text:s/>вивести в консоль перші 10 рядків</text:p>
      <text:p text:style-name="P3">head -15 test.txt <text:s text:c="2"/>вивести перші 15 рядків</text:p>
      <text:p text:style-name="P4">man head</text:p>
      <text:p text:style-name="P3"/>
      <text:p text:style-name="P3">tail test.txt <text:s text:c="2"/>вивести в консоль останні 10 рядків</text:p>
      <text:p text:style-name="P3">tail -15 text.txt <text:s text:c="3"/></text:p>
      <text:p text:style-name="P4">man tail </text:p>
      <text:p text:style-name="P3"/>
      <text:p text:style-name="P4">less text.txt <text:s text:c="2"/>дивитися файл вгору і вниз</text:p>
      <text:p text:style-name="P4"/>
      <text:p text:style-name="P65">вводити виводити</text:p>
      <text:p text:style-name="P65"/>
      <text:p text:style-name="P5">1 standard output</text:p>
      <text:p text:style-name="P5">2 standard error</text:p>
      <text:p text:style-name="P65"/>
      <text:p text:style-name="P4">ls 1&gt; test.txt <text:s text:c="2"/>записати вівід в файл(перезаписати)</text:p>
      <text:p text:style-name="P4">ls 1» test.txt <text:s/>добавити вивід в файл(дописати)</text:p>
      <text:p text:style-name="P4"/>
      <text:p text:style-name="P5">ls /ertyu /ertt 1&gt; output.txt 2&gt; error.txt <text:s/>якщо все добре то записуй в output.txt якщо ні то error.txt</text:p>
      <text:p text:style-name="P5">ls /ertyu /ertt 1» output.txt 2» error.txt <text:s text:c="3"/>допиши якщо все добре в output.txt якщо ні error.txt</text:p>
      <text:p text:style-name="P5"/>
      <text:p text:style-name="P5"/>
      <text:p text:style-name="P5">ls 1&amp;2 » output.txt <text:s text:c="5"/>ls &amp;» output.txt <text:s text:c="2"/>допиши не важливо що буде</text:p>
      <text:p text:style-name="P5"/>
      <text:p text:style-name="P6">cd Documents ; ls <text:s text:c="2"/>обєднання команд</text:p>
      <text:p text:style-name="P6"/>
      <text:p text:style-name="P6">cd Documents &amp;&amp; ls <text:s text:c="3"/>логічне та</text:p>
      <text:p text:style-name="P6">cd Documents || ls <text:s text:c="4"/>логічне або</text:p>
      <text:p text:style-name="P5"><text:soft-page-break/></text:p>
      <text:p text:style-name="P5"/>
      <text:p text:style-name="P7">history <text:s text:c="2"/>подивитися історію команд</text:p>
      <text:p text:style-name="P7"/>
      <text:p text:style-name="P8">mkdir test test2 <text:s text:c="2"/>створення деректорій( в даному випадку двох)</text:p>
      <text:p text:style-name="P8">mkdir -p test4/test5 <text:s text:c="2"/>створення деректорій і перекторії в цій деректорії</text:p>
      <text:p text:style-name="P8"/>
      <text:p text:style-name="P8">rmdir видалити пусту деректорію</text:p>
      <text:p text:style-name="P8">rmdir -p test3 <text:s text:c="2"/>видалити деректорію</text:p>
      <text:p text:style-name="P8"/>
      <text:p text:style-name="P9">rm -r test3 <text:s/>видалення всіх деректорій</text:p>
      <text:p text:style-name="P9"/>
      <text:p text:style-name="P9">cp file.txt file_copy.txt <text:s text:c="2"/>скопіювати з перейменуванням </text:p>
      <text:p text:style-name="P9">cp file.txt ~/ <text:s text:c="3"/><text:span text:style-name="T1">скопіювати в домашній каталог</text:span></text:p>
      <text:p text:style-name="P9"/>
      <text:p text:style-name="P10">cp -vR test test2 <text:s text:c="2"/>скопіювати деректорію <text:s/>іншу деректорію</text:p>
      <text:p text:style-name="P10"/>
      <text:p text:style-name="P10">mv test.txt <text:s/>file.txt <text:s text:c="3"/>перейменувати файл</text:p>
      <text:p text:style-name="P10">mv file.txt <text:s/>~/ <text:s text:c="2"/>перемістити в домашній каталог</text:p>
      <text:p text:style-name="P10"/>
      <text:p text:style-name="P11">ls -i <text:s text:c="4"/>подивитися спеціальний унікальний номер файлу(inode number)</text:p>
      <text:p text:style-name="P11">ls -l <text:s text:c="4"/>подивитися права доступу</text:p>
      <text:p text:style-name="P11"/>
      <text:p text:style-name="P11"/>
      <text:p text:style-name="P12">ln -s test.txt soft-ling-test.txt <text:s text:c="2"/>створення <text:s/><text:span text:style-name="T2">soft link cbkrb на файл</text:span></text:p>
      <text:p text:style-name="P13">ln test2.txt hard-link-test2.txt <text:s text:c="5"/>хард лінк на файл (однаковий inode number)</text:p>
      <text:p text:style-name="P11"/>
      <text:p text:style-name="P11"/>
      <text:p text:style-name="P14">текстові редактори</text:p>
      <text:p text:style-name="P14"/>
      <text:p text:style-name="P14">nano hello.txt</text:p>
      <text:p text:style-name="P14"/>
      <text:p text:style-name="P15">vim hello.txt <text:s text:c="3"/></text:p>
      <text:p text:style-name="P15">i <text:s text:c="2"/>щоб увійти в редагування</text:p>
      <text:p text:style-name="P15">esc <text:s/>щоб вийти з режиму редагування</text:p>
      <text:p text:style-name="P15">:w <text:s text:c="2"/>записати файл</text:p>
      <text:p text:style-name="P15">:q <text:s text:c="2"/>просто вийти</text:p>
      <text:p text:style-name="P15">:q! <text:s text:c="2"/>якщо випадково редактував і просто хочу вийти без змін</text:p>
      <text:p text:style-name="P15">:qw <text:s/>зберегти та вийти <text:s/></text:p>
      <text:p text:style-name="P15"/>
      <text:p text:style-name="P16">пошук</text:p>
      <text:p text:style-name="P16"/>
      <text:p text:style-name="P16">cut -d “,” -f3-4 staff.txt <text:s/>показати 3 та 4 колонки розділені через кому</text:p>
      <text:p text:style-name="P17">sort сортувати</text:p>
      <text:p text:style-name="P17">uniq <text:s/>забирає дублікати та залишає унікальні числа</text:p>
      <text:p text:style-name="P17"/>
      <text:p text:style-name="P17"/>
      <text:p text:style-name="P17"><text:span text:style-name="T3">grep the file.txt <text:s text:c="4"/></text:span>grep “ <text:span text:style-name="T3">the “ <text:s/>file.txt <text:s text:c="2"/>знайти конкретне слово</text:span></text:p>
      <text:p text:style-name="P18">egrep </text:p>
      <text:p text:style-name="P17"/>
      <text:p text:style-name="P17"/>
      <text:p text:style-name="P19"/>
      <text:p text:style-name="P19"><text:soft-page-break/>знайти файли</text:p>
      <text:p text:style-name="P19"/>
      <text:p text:style-name="P19">which echo cat mkdir <text:s text:c="2"/>знаходження програми які необхідно на жорсткому диску</text:p>
      <text:p text:style-name="P20">whereis echo cat mkdir <text:s/>те саме що і попереднє</text:p>
      <text:p text:style-name="P20">type echo cat mkdir <text:s/>знаходить програми та відрізняє псевдоніни</text:p>
      <text:p text:style-name="P20"/>
      <text:p text:style-name="P17"/>
      <text:p text:style-name="P20">alias ll=’ls -lG’ <text:s/>псевдонім для команд які використовуються часто</text:p>
      <text:p text:style-name="P20"/>
      <text:p text:style-name="P21">find <text:s text:c="3"/>шукає файли по назві, розміну, по правам доступу</text:p>
      <text:p text:style-name="P21">find -name . “file.txt*” по назві, починається на file а закінчується не важливо</text:p>
      <text:p text:style-name="P21">find -type f <text:s text:c="2"/>шукати звичайний файл</text:p>
      <text:p text:style-name="P21">find . -user master -size +100k -type f -name “file*” -<text:span text:style-name="T7">empty(пустий файл)</text:span></text:p>
      <text:p text:style-name="P22">в кінці можна поставити команду xargs і побавити команду rm <text:s/>щоб те що знаходилось можна було видалити</text:p>
      <text:p text:style-name="P22"/>
      <text:p text:style-name="P23">зміна мета інформації для файлів</text:p>
      <text:p text:style-name="P23"/>
      <text:p text:style-name="P23">stat file.txt <text:s/>отримання повної інфи про файлі</text:p>
      <text:p text:style-name="P23"/>
      <text:p text:style-name="P23">file file.txt <text:s/>оприділяє тип нашого файлу</text:p>
      <text:p text:style-name="P23"/>
      <text:p text:style-name="P23">wc <text:s/>file.txt <text:s/>вираховує кількість байтів слів або кількість строк</text:p>
      <text:p text:style-name="P23"/>
      <text:p text:style-name="P24">du -ha Documents <text:s/>виміряє в файлах та деректоріях зайняте суму місця в памяті</text:p>
      <text:p text:style-name="P22"/>
      <text:p text:style-name="P24">touch змінити дату останнього заходу в нього </text:p>
      <text:p text:style-name="P24">touch file.txt <text:s text:c="2"/>створити пустий файл</text:p>
      <text:p text:style-name="P24"/>
      <text:p text:style-name="P24"/>
      <text:p text:style-name="P25">користувачі</text:p>
      <text:p text:style-name="P25"/>
      <text:p text:style-name="P25">whoami <text:s/>відображає теперішнього користувача</text:p>
      <text:p text:style-name="P25">sudo whoami <text:s text:c="2"/>отримати ім’я супер користувача</text:p>
      <text:p text:style-name="P25"/>
      <text:p text:style-name="P25">i<text:span text:style-name="T8">d </text:span><text:s/>подивитися всіх користувачів та групи з індекатором</text:p>
      <text:p text:style-name="P25"/>
      <text:p text:style-name="P26">who <text:s/>подивитися хто підключений до сервера</text:p>
      <text:p text:style-name="P26"/>
      <text:p text:style-name="P26">sudo chown root file.txt <text:s text:c="3"/>змінити власника файлу</text:p>
      <text:p text:style-name="P26"/>
      <text:p text:style-name="P26">sudo chown -Rv root file <text:s text:c="4"/>змінити власника деректорії та файлів що а деректорії</text:p>
      <text:p text:style-name="P26"/>
      <text:p text:style-name="P27">групи</text:p>
      <text:p text:style-name="P27"/>
      <text:p text:style-name="P27">groups <text:s text:c="2"/>подивитися всі групи куди включений мій користувач</text:p>
      <text:p text:style-name="P27"/>
      <text:p text:style-name="P27">groups root <text:s text:c="2"/>подивитися іншого користувача(його групи)</text:p>
      <text:p text:style-name="P27"/>
      <text:p text:style-name="P27">sudo chgrp groupONE <text:s/>file.txt <text:s text:c="3"/>змінити групу для файлу</text:p>
      <text:p text:style-name="P28">sudo chgrp -Rv groupONE video <text:s text:c="2"/>змінити групу для деректорії</text:p>
      <text:p text:style-name="P28"/>
      <text:p text:style-name="P28"><text:soft-page-break/>sudo chgrp -Rvn 20 video <text:s/>змінити <text:span text:style-name="T9">групу </text:span>деректорію по id</text:p>
      <text:p text:style-name="P28"/>
      <text:p text:style-name="P29">дозволи до файлів <text:s/>user <text:s/>group other </text:p>
      <text:p text:style-name="P30">r read <text:s/>w write x виконати</text:p>
      <text:p text:style-name="P30"/>
      <text:p text:style-name="P30">sudo chmod +rwx file.txt <text:s text:c="3"/>змінити права для всіх (користувач група інші)</text:p>
      <text:p text:style-name="P30">якщо треба змінити в когось конкретного то вказуємо u(uzer) g (group) o(other)</text:p>
      <text:p text:style-name="P30">sudo chmod go-x file.txt <text:s/>відключаємо виконати для групи та інших</text:p>
      <text:p text:style-name="P30">sudo chmod o=w file3.txt <text:s/><text:span text:style-name="T10">перезаписати що для інших лише читати</text:span></text:p>
      <text:p text:style-name="P31"/>
      <text:p text:style-name="P31"/>
      <text:p text:style-name="P31">sudo chmod -R 750 test <text:s text:c="2"/>змінити для деректорії права доступу в восьмиричний степені</text:p>
      <text:p text:style-name="P31"/>
      <text:p text:style-name="P31">мережі</text:p>
      <text:p text:style-name="P31"/>
      <text:p text:style-name="P32">host google.com <text:s text:c="2"/>шукає ip через dns</text:p>
      <text:p text:style-name="P32">ping google.com <text:s/>чи доступний хост</text:p>
      <text:p text:style-name="P32">traceroude google.com <text:s text:c="2"/>шлях та час по мережі щоб дойти до хоста</text:p>
      <text:p text:style-name="P32"/>
      <text:p text:style-name="P33">ssh <text:a xlink:type="simple" xlink:href="mailto:dima@192.168.0.105" text:style-name="Internet_20_link" text:visited-style-name="Visited_20_Internet_20_Link">dima@192.168.0.105</text:a> </text:p>
      <text:p text:style-name="P33">shh <text:a xlink:type="simple" xlink:href="mailto:dima@192.168.0.105" text:style-name="Internet_20_link" text:visited-style-name="Visited_20_Internet_20_Link">dima@192.168.0.105</text:a> “ls -a” <text:s/>виконати команди не заходячи на сервер</text:p>
      <text:p text:style-name="P33">ssh dima@192.168.31.115 cat file1.txt</text:p>
      <text:p text:style-name="P33"/>
      <text:p text:style-name="P33"/>
      <text:p text:style-name="P33"/>
      <text:p text:style-name="P33"/>
      <text:p text:style-name="P34">scp <text:s text:c="2"/>копіювання файлів між окремими машинами(пк та сервер)</text:p>
      <text:p text:style-name="P34"/>
      <text:p text:style-name="P34">scp /home/master/ITEfolder1/doc1.txt <text:a xlink:type="simple" xlink:href="mailto:dima@192.168.0.105" text:style-name="Internet_20_link" text:visited-style-name="Visited_20_Internet_20_Link">dima@192.168.0.105</text:a>:/home/dima <text:s text:c="2"/><text:span text:style-name="T11">скопіювати документ з ПК на сервер в папку користувача</text:span></text:p>
      <text:p text:style-name="P34">ssh -P 22 dima@192.168.31.115 ls -l <text:s text:c="2"/><text:span text:style-name="T12">переглянути скопійоване на сервер</text:span></text:p>
      <text:p text:style-name="P34"/>
      <text:p text:style-name="P34">scp dima@192.168.31.115:/home/dima/file1.txt /home/master/ITEfolder1/came_back.txt <text:s text:c="3"/><text:span text:style-name="T13">скопіювати з сервера на ПК та відразу змінити назву файлу</text:span></text:p>
      <text:p text:style-name="P34">ls ITEfolder1 <text:span text:style-name="T13">переглянути скопійоване</text:span></text:p>
      <text:p text:style-name="P34"/>
      <text:p text:style-name="P36">sftp <text:s/>передавати файли з одної машини на іншу в любому порядку </text:p>
      <text:p text:style-name="P37">(інтерактивно взаємодіяти між двома машинами одночасно)</text:p>
      <text:p text:style-name="P36">sftp&gt; put -R /home/master/ITEfolder1 <text:s text:c="3"/><text:span text:style-name="T14">скопіювати з ПК на сервер файл( -R ) через sftp</text:span></text:p>
      <text:p text:style-name="P36"/>
      <text:p text:style-name="P38"><text:span text:style-name="T16">створити аліас <text:s/>ssh <text:s text:c="2"/></text:span><text:span text:style-name="T17">для вервера (віддаленої машини</text:span><text:span text:style-name="T15">)</text:span></text:p>
      <text:p text:style-name="P38">cd .ssh <text:s/>зайти в папку <text:s/>ssh <text:s/>(там де лежать ключи по ssh)</text:p>
      <text:p text:style-name="P38">touch config <text:s/>створити папку</text:p>
      <text:p text:style-name="P38"><text:a xlink:type="simple" xlink:href="https://www.ssh.com/academy/ssh/config#listing-of-client-configuration-options" text:style-name="Internet_20_link" text:visited-style-name="Visited_20_Internet_20_Link">https://www.ssh.com/academy/ssh/config#listing-of-client-configuration-options</text:a></text:p>
      <text:p text:style-name="P39">сайт з дукументацією по налаштуванню ssh config</text:p>
      <text:p text:style-name="P39">nano config зайти в файл </text:p>
      <text:p text:style-name="P39">Host ubuntu-ssh</text:p>
      <text:p text:style-name="P39">HostName 192.168.31.115</text:p>
      <text:p text:style-name="P39">Port 22</text:p>
      <text:p text:style-name="P39">User Dima <text:s text:c="6"/>записати дані</text:p>
      <text:p text:style-name="P39">IdentityFile ~/.ssh/id_rsa</text:p>
      <text:p text:style-name="P39"/>
      <text:p text:style-name="P39"><text:soft-page-break/>ssh ubuntu-ssh <text:s text:c="2"/>зайти по ssh на сервер по створеному аліасу</text:p>
      <text:p text:style-name="P43">ключі входу </text:p>
      <text:p text:style-name="P44">ssh-keygen <text:s text:c="2"/>згенерувати пару ключів</text:p>
      <text:p text:style-name="P44">створитися два ключа id_rsa <text:s/>id_rsa.pub</text:p>
      <text:p text:style-name="P35">scp /home/master/.<text:span text:style-name="T22">ssh</text:span>/<text:span text:style-name="T22">id_rsa.pub </text:span><text:a xlink:type="simple" xlink:href="mailto:dima@192.168.31.115" text:style-name="Internet_20_link" text:visited-style-name="Visited_20_Internet_20_Link">dima@192.168.</text:a><text:a xlink:type="simple" xlink:href="mailto:dima@192.168.31.115" text:style-name="Internet_20_link" text:visited-style-name="Visited_20_Internet_20_Link"><text:span text:style-name="T22">31.115</text:span></text:a>:/home/dima/.<text:span text:style-name="T22">ssh/authorized_keys </text:span></text:p>
      <text:p text:style-name="P45">перініс паблік ключ на машину та перейменував</text:p>
      <text:p text:style-name="P45">chmod 640 <text:span text:style-name="T23">home</text:span><text:span text:style-name="T24">dima/.ssh/authorized_keys <text:s text:c="3"/>надав права</text:span></text:p>
      <text:p text:style-name="P68"/>
      <text:p text:style-name="P43"/>
      <text:p text:style-name="P43"/>
      <text:p text:style-name="P39"/>
      <text:p text:style-name="P39">ssh ubuntu-ssh ls -l <text:s/><text:span text:style-name="T15">переглянути файли</text:span></text:p>
      <text:p text:style-name="P39"/>
      <text:p text:style-name="P39"/>
      <text:p text:style-name="P39"/>
      <text:p text:style-name="P39"/>
      <text:p text:style-name="P66">bash скріпти</text:p>
      <text:p text:style-name="P40">touch start-app <text:s/>створити файл</text:p>
      <text:p text:style-name="P40">nano start-app <text:s text:c="2"/>зайти у файл</text:p>
      <text:p text:style-name="P40"><text:s text:c="15"/>#!/bin/bash</text:p>
      <text:p text:style-name="P40"><text:s text:c="16"/>echo "hello, aplecation is starting...."</text:p>
      <text:p text:style-name="P40">chmod +x start-app <text:s text:c="4"/>надати права для всіх</text:p>
      <text:p text:style-name="P40">./start-app <text:s/>запустити програму(bash скріпт)</text:p>
      <text:p text:style-name="P40">export PATH=$PATH:$PWD <text:s text:c="4"/></text:p>
      <text:p text:style-name="P40"/>
      <text:p text:style-name="P40"><text:a xlink:type="simple" xlink:href="https://google.github.io/styleguide/shellguide.html" text:style-name="Internet_20_link" text:visited-style-name="Visited_20_Internet_20_Link">https://google.github.io/styleguide/shellguide.html</text:a> <text:s text:c="4"/><text:span text:style-name="T20">правила писання скриптів</text:span></text:p>
      <text:p text:style-name="P40"/>
      <text:p text:style-name="P40"/>
      <text:p text:style-name="P40"/>
      <text:p text:style-name="P40"><text:s/><text:span text:style-name="T19">приклад створення bash скрипта</text:span></text:p>
      <text:p text:style-name="P84"/>
      <text:p text:style-name="P46"><text:span text:style-name="T19">n</text:span><text:span text:style-name="T18">ano file.sh</text:span></text:p>
      <text:p text:style-name="P85">текст в середині файлу</text:p>
      <text:p text:style-name="P85">source file.sh <text:s text:c="2"/>запустити баш</text:p>
      <text:p text:style-name="P85">cdmod +x file.sh <text:s text:c="2"/>надати права для езекют</text:p>
      <text:p text:style-name="P85"/>
      <text:p text:style-name="P85"/>
      <text:p text:style-name="P85"/>
      <text:p text:style-name="P40">#!/bin/bash</text:p>
      <text:p text:style-name="P40"/>
      <text:p text:style-name="P40">#вивести текст на екран(в термінал)</text:p>
      <text:p text:style-name="P40">echo "hello, aplecation is starting...."</text:p>
      <text:p text:style-name="P40"/>
      <text:p text:style-name="P40">#створити текстову змінну</text:p>
      <text:p text:style-name="P40">default_app_name="Spring"</text:p>
      <text:p text:style-name="P40"/>
      <text:p text:style-name="P40">#вивести текст із змінною разом на екран</text:p>
      <text:p text:style-name="P40">echo "hello it is value ${default_app_name}!"</text:p>
      <text:p text:style-name="P40"/>
      <text:p text:style-name="P40">#створити числову змінну</text:p>
      <text:p text:style-name="P40"><text:soft-page-break/>value=25</text:p>
      <text:p text:style-name="P40"/>
      <text:p text:style-name="P40">#створити масив чисел</text:p>
      <text:p text:style-name="P40"># <text:s text:c="5"/>0 1 <text:s/>2 <text:s/>3 <text:s text:c="2"/>4 <text:s text:c="3"/>5</text:p>
      <text:p text:style-name="P40">array=(1 5 22 190 1290 2050)</text:p>
      <text:p text:style-name="P40"/>
      <text:p text:style-name="P40">#вивести другий індекс на екран</text:p>
      <text:p text:style-name="P40">echo "&amp;{array[2]}"</text:p>
      <text:p text:style-name="P40">#вивести <text:s/>весь масив</text:p>
      <text:p text:style-name="P40">echo "${array[@]}"</text:p>
      <text:p text:style-name="P40">#виве<text:span text:style-name="T21">с</text:span>ти розмір масиву (кількість індексів)</text:p>
      <text:p text:style-name="P40">echo "${#array[@]}"</text:p>
      <text:p text:style-name="P40">#змінити значення другого індексу</text:p>
      <text:p text:style-name="P40">array[2]=222</text:p>
      <text:p text:style-name="P40">echo "${array[@]}"</text:p>
      <text:p text:style-name="P40">#додати в кінець масиву значення</text:p>
      <text:p text:style-name="P40">array+=(111 222)</text:p>
      <text:p text:style-name="P40"/>
      <text:p text:style-name="P40">echo "${array[@]}"</text:p>
      <text:p text:style-name="P40"/>
      <text:p text:style-name="P40">echo "enter your namber"</text:p>
      <text:p text:style-name="P40"/>
      <text:p text:style-name="P40">#ввести інформацію та створити змінну</text:p>
      <text:p text:style-name="P41">read app_name</text:p>
      <text:p text:style-name="P41">echo "new name is ${app_name}!"</text:p>
      <text:p text:style-name="P40">echo "${array[@]}"</text:p>
      <text:p text:style-name="P40"/>
      <text:p text:style-name="P42"/>
      <text:p text:style-name="P42">____________________________________________________________________</text:p>
      <text:p text:style-name="P42"><text:s/><text:span text:style-name="T27">LINUX </text:span><text:span text:style-name="T26">SERVER</text:span></text:p>
      <text:p text:style-name="P67"/>
      <text:p text:style-name="P50">для підєднання через windows необхідно програми putty</text:p>
      <text:p text:style-name="P52">putty з <text:s text:c="2"/>li<text:span text:style-name="T33">nux ssh-</text:span>keygen <text:span text:style-name="T33">не працює</text:span></text:p>
      <text:p text:style-name="P53">тому треба щоб ключ був згенерований самою програмою <text:s/>putty</text:p>
      <text:p text:style-name="P53">коли встановлювали програму PuTTY то також встановилась програма PuTTYgen </text:p>
      <text:p text:style-name="P53">згенерувати ключ — також можна створити допоміжний пароль на ключ</text:p>
      <text:p text:style-name="P53">save private key </text:p>
      <text:p text:style-name="P54">також category — ssh — Auth- credentials- <text:span text:style-name="T35">підєднати приватний ключ</text:span></text:p>
      <text:p text:style-name="P55">далі вертаємося в <text:s/>session — save session — назва (sessionНМД221) - save</text:p>
      <text:p text:style-name="P53"/>
      <text:p text:style-name="P67"/>
      <text:p text:style-name="P86">синхронізація часу</text:p>
      <text:p text:style-name="P47">dima@server:~$ date</text:p>
      <text:p text:style-name="P47">dima@server:~$ sudo timedatectl set-timezone Europe/Kiev </text:p>
      <text:p text:style-name="P40">dima@server:~$ timedatectl </text:p>
      <text:p text:style-name="P39"/>
      <text:p text:style-name="P39"><text:s/><text:span text:style-name="T26">зміна назви сервера <text:s/>(можна робити тільки на початку роботи, до налаштувань dns)</text:span></text:p>
      <text:p text:style-name="P51">sudo nano <text:span text:style-name="T23">etc</text:span><text:span text:style-name="T24">/hostname </text:span></text:p>
      <text:p text:style-name="P69">sudo nano etc/hosts</text:p>
      <text:p text:style-name="P74">127.0.1.1<text:tab/>master-HP</text:p>
      <text:p text:style-name="P69">hostnamectl <text:s/><text:span text:style-name="T33">або reboot</text:span></text:p>
      <text:p text:style-name="P69"/>
      <text:p text:style-name="P81"><text:soft-page-break/></text:p>
      <text:p text:style-name="P81"/>
      <text:p text:style-name="P81">типи шифрування:</text:p>
      <text:p text:style-name="P69">синхроне (між хостами шифрується інфа одними і тим ж ключем )</text:p>
      <text:p text:style-name="P69">асинхроне(використовуються пара ключів <text:s text:c="2"/>публічний та приватний )</text:p>
      <text:p text:style-name="P69">хешування ()</text:p>
      <text:p text:style-name="P69"/>
      <text:p text:style-name="P70"><text:span text:style-name="T25">ssh-keygen</text:span> </text:p>
      <text:p text:style-name="P70">вставити <text:span text:style-name="T32">п</text:span>ублічний ключ в сервер в папку <text:s text:c="2"/>authorized_keys</text:p>
      <text:p text:style-name="P70">тепер треба редагувати файл який відповідає за ssh</text:p>
      <text:p text:style-name="P70">dima@server1:~/.ssh$ sudo nano /etc/ssh/sshd_config</text:p>
      <text:p text:style-name="P72">для того щоб ключ почав працювати треба розк<text:span text:style-name="T34">о</text:span>ментувати :</text:p>
      <text:p text:style-name="P72">#PubkeyAuthentication yes</text:p>
      <text:p text:style-name="P72">#ListenAddress 0.0.0.0 <text:span text:style-name="T34">це пункт з яких адрес можна конектитись до серверу</text:span></text:p>
      <text:p text:style-name="P75">далі коли виконується доступ по ключам то рекомендується вимкнути доступ по логіну та паролю</text:p>
      <text:p text:style-name="P72">в лінук завжди після налаштувань треба робити рестарт </text:p>
      <text:p text:style-name="P72">dima@server1:~/.ssh$ sudo service ssh restart </text:p>
      <text:p text:style-name="P72"/>
      <text:p text:style-name="P71">бажано знінити порт 22 на інший (наприклад 45000)</text:p>
      <text:p text:style-name="P71"><text:s/>коли ми використовуємо доступ по ключам ми маємо відключити доступ по логіну і паролю ( виконати дія після того як переконалися що вхід через клю<text:span text:style-name="T34">ч</text:span> працює)</text:p>
      <text:p text:style-name="P69">dima@server1:~/.ssh$ sudo nano /etc/ssh/sshd_config.d/50-cloud-init.conf </text:p>
      <text:p text:style-name="P69">замість yes написати no</text:p>
      <text:p text:style-name="P69"/>
      <text:p text:style-name="P73">dima@server1:~/.ssh$ sudo service ssh restart <text:span text:style-name="T29">(перезапуск ssh сервіса)</text:span></text:p>
      <text:p text:style-name="P73">dima@server1:~$ service ssh status <text:span text:style-name="T29">( перевірка статусу ssh)</text:span></text:p>
      <text:p text:style-name="P73"/>
      <text:p text:style-name="P73"/>
      <text:p text:style-name="P69">master@master-HP:~/.ssh$ sudo ssh -i /home/master/.ssh/id_rsa dima@192.168.31.91 </text:p>
      <text:p text:style-name="P69">master@master-HP:~/.ssh$ sudo ssh -i /home/master/.ssh/id_rsa dima@192.168.31.91 -p 45000</text:p>
      <text:p text:style-name="P69">_________________________________________________________________</text:p>
      <text:p text:style-name="P69"/>
      <text:p text:style-name="P82">DHCP server</text:p>
      <text:p text:style-name="P76"/>
      <text:p text:style-name="P76">sudo apt update</text:p>
      <text:p text:style-name="P76">sudo apt install isc-dhcp-server</text:p>
      <text:p text:style-name="P78">ip a наш мережевий адаптор має назву ens33</text:p>
      <text:p text:style-name="P78">sudo nano <text:span text:style-name="T23">etc/</text:span>default/isc-dhcp-server</text:p>
      <text:p text:style-name="P78">в полі INTERFACESv4=”” вписати назву порта <text:s/>“ens33” </text:p>
      <text:p text:style-name="P78">sudo nano <text:span text:style-name="T23">etc/</text:span>dhcp/dhcpd.conf</text:p>
      <text:p text:style-name="P78"/>
      <text:p text:style-name="P78">налаштувати поля:</text:p>
      <text:p text:style-name="P78">subnet</text:p>
      <text:p text:style-name="P78">range</text:p>
      <text:p text:style-name="P78">та різні options</text:p>
      <text:p text:style-name="P79">також розкоментувати рядок authoritative;</text:p>
      <text:p text:style-name="P78"/>
      <text:p text:style-name="P87"/>
      <text:p text:style-name="P88">sudo /etc/init.d/isc-dhcp-server restart</text:p>
      <text:p text:style-name="P88">less /var/log/syslog</text:p>
      <text:p text:style-name="P77"><text:soft-page-break/></text:p>
      <text:p text:style-name="P69">_________________________________________________________________</text:p>
      <text:p text:style-name="P80">ip address</text:p>
      <text:p text:style-name="P80">dima@crafana:~$ nano /etc/netplan/</text:p>
      <text:p text:style-name="P69">network: <text:s text:c="42"/>-<text:span text:style-name="T29">0</text:span></text:p>
      <text:p text:style-name="P69">  ethernets: <text:s text:c="38"/>-<text:span text:style-name="T29">2</text:span></text:p>
      <text:p text:style-name="P69">    enp0s3: <text:s text:c="38"/>-<text:span text:style-name="T29">4</text:span></text:p>
      <text:p text:style-name="P69">      addresses: <text:s text:c="32"/>-<text:span text:style-name="T29">6</text:span></text:p>
      <text:p text:style-name="P69">      - 10.7.135.15/16 <text:s text:c="20"/><text:span text:style-name="T30"><text:s text:c="2"/>-</text:span><text:span text:style-name="T31">6 (-1)</text:span></text:p>
      <text:p text:style-name="P69">      gateway4: 10.7.0.101 <text:s text:c="14"/>-<text:span text:style-name="T29">6</text:span></text:p>
      <text:p text:style-name="P69">      nameservers: <text:s text:c="27"/>-<text:span text:style-name="T29">6</text:span></text:p>
      <text:p text:style-name="P69">        addresses: <text:s text:c="29"/>-<text:span text:style-name="T29">8</text:span></text:p>
      <text:p text:style-name="P69">        - 8.8.8.8 <text:s text:c="32"/>-<text:span text:style-name="T29">8 (-1 )</text:span></text:p>
      <text:p text:style-name="P69">  version: 2 <text:s text:c="35"/>-<text:span text:style-name="T29">2</text:span></text:p>
      <text:p text:style-name="P48"/>
      <text:p text:style-name="P49">далі команда:</text:p>
      <text:p text:style-name="P48">sudo netplan apply</text:p>
      <text:p text:style-name="P38"/>
      <text:p text:style-name="P34">_____________________________________________________________</text:p>
      <text:p text:style-name="P34"/>
      <text:p text:style-name="P56"><text:span text:style-name="T37">WEB server</text:span> </text:p>
      <text:p text:style-name="P56">-видача веб сторінок</text:p>
      <text:p text:style-name="P56">-видавати файли</text:p>
      <text:p text:style-name="P56">-база даних</text:p>
      <text:p text:style-name="P56">-<text:span text:style-name="T36">потоковий сервер передачі даних (youtube)</text:span></text:p>
      <text:p text:style-name="P56">-тощо</text:p>
      <text:p text:style-name="P32"/>
      <text:p text:style-name="P57">сайти пишуть через php мови, також треба система управління базами даних</text:p>
      <text:p text:style-name="P57">для нормального функціонуання потрібно <text:span text:style-name="T25">linux + apache2</text:span><text:span text:style-name="T28">(або nginx)</text:span><text:span text:style-name="T25">+MySQL+</text:span><text:span text:style-name="T28">PHP</text:span></text:p>
      <text:p text:style-name="P58">частіше nginx працює як проксі сервер(запити приходяьна нього приховує які сервери знаходяться за ним та задає питання вже конкретним серверам) </text:p>
      <text:p text:style-name="P58">перевірка на унікальність нік нейму відбувається на стороні клієнта через javascript</text:p>
      <text:p text:style-name="P58">на стороні сервера працює node.js <text:span text:style-name="T38">(змінюючі фони, тощо)</text:span></text:p>
      <text:p text:style-name="P58"/>
      <text:p text:style-name="P58"/>
      <text:p text:style-name="P56">sudo apt update</text:p>
      <text:p text:style-name="P56">sudo apt install apache2</text:p>
      <text:p text:style-name="P59">перевірити чи веб сервер працює в браузері або </text:p>
      <text:p text:style-name="P59">curl 192.168.31.112 <text:s/><text:tab/><text:tab/>показує html код сайту</text:p>
      <text:p text:style-name="P59">перевірити чи працює порт </text:p>
      <text:p text:style-name="P59">sudo atp install net-tools</text:p>
      <text:p text:style-name="P59">sudo netstat -utanap</text:p>
      <text:p text:style-name="P60">sudo service apache2 status </text:p>
      <text:p text:style-name="P27"/>
      <text:p text:style-name="P61">cd /etc /<text:span text:style-name="T23">apache2 <text:s/><text:tab/> зберігаються конфігураційні файли apache</text:span></text:p>
      <text:p text:style-name="P89"/>
      <text:p text:style-name="P89">mods-enabled/<text:tab/><text:tab/>знаходяться модулі яку будуть загружатися з apache</text:p>
      <text:p text:style-name="P89">conf-enabled/ <text:tab/><text:tab/>знаходяться допоміжні конфіги(кодування, реалізація мов програму)</text:p>
      <text:p text:style-name="P27">sites-enabled/<text:tab/><text:tab/><text:span text:style-name="T39">зберігаються налаштування конфігурації apache для конкретного сайту</text:span></text:p>
      <text:p text:style-name="P61">cd /var /<text:span text:style-name="T23">www</text:span><text:span text:style-name="T24"> <text:tab/><text:tab/>знаходяться самі сайти (index.html)</text:span></text:p>
      <text:p text:style-name="P27"/>
      <text:p text:style-name="P27"/>
      <text:p text:style-name="P62"><text:soft-page-break/>для того щоб працювало більше одного сайта треба налаштувати віртуальні сайти</text:p>
      <text:p text:style-name="P26"/>
      <text:p text:style-name="P62">cd /etc /apache2 /site-avalible/ <text:tab/> знаходяться дефолтні налаштування сайта(краще їх не редагувати а створити інший файл еонфігурації)</text:p>
      <text:p text:style-name="P62">sudo cp 000-default.conf ./site2.loc.conf</text:p>
      <text:p text:style-name="P62">nano site2.loc.conf</text:p>
      <text:p text:style-name="P62">розкоментувати рядок та записати <text:s/>назву сайту <text:s text:c="3"/>#ServerName site1.com</text:p>
      <text:p text:style-name="P62">знінити рядок там де знаходиться index.html сайту DocumentRoot /var/www/site1/</text:p>
      <text:p text:style-name="P63">змінити радок як бубуть називатися логи ErrorLog ${APACHE_LOG_DIR}/site1.error.log</text:p>
      <text:p text:style-name="P63"><text:s text:c="8"/>CustomLog ${APACHE_LOG_DIR}/site1.access.log combined</text:p>
      <text:p text:style-name="P63"/>
      <text:p text:style-name="P63">sudo mkdir /var /www /site1 /</text:p>
      <text:p text:style-name="P63">sudo nano /var /www/ site1 /index.html</text:p>
      <text:p text:style-name="P63">&lt;h1&gt;welcome to site1 &lt;/h1&gt;</text:p>
      <text:p text:style-name="P63">cd /etc /apache2 /site-avaliable /</text:p>
      <text:p text:style-name="P63">sudo a2ensite site1.loc.conf <text:tab/><text:tab/>для увімкнення сайту який створили</text:p>
      <text:p text:style-name="P63">sudo service apache2 reload<text:tab/><text:tab/>для перезавантаження сервера apache</text:p>
      <text:p text:style-name="P63"/>
      <text:p text:style-name="P63">на реальній ма<text:span text:style-name="T40">ш</text:span>ині зайти в файл hosts та додати рядок “192.168.31.112 <text:tab/>site1.com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2:45:56.967223140</meta:creation-date>
    <dc:date>2024-05-16T00:34:46.115323191</dc:date>
    <meta:editing-duration>P1DT2H5M50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9" meta:paragraph-count="286" meta:word-count="1634" meta:character-count="12554" meta:non-whitespace-character-count="10489"/>
  </office:meta>
</office:document-meta>
</file>